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9508" officeooo:paragraph-rsid="000c9508"/>
    </style:style>
    <style:style style:name="T1" style:family="text">
      <style:text-properties officeooo:rsid="000ca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custo do projeto será estimado baseado no custo hora da universidade por aluno. O custo anual da universidade por aluno é estimando em R$ 11200,00 segundo o relatório gerencial de 2015 da universidade de Brasília, disponível no endereço <text:a xlink:type="simple" xlink:href="http://www.dpo.unb.br/documentos/Relatorio_Gestao_2015.pdf">http://www.dpo.unb.br/documentos/Relatorio_Gestao_2015.pdf</text:a> . Com o intuito de encontrar uma maior precisão dos dados foi utilizado o custo por aluno referente somente a Faculdade do Gama, essa metodologia irá oferecer limitações por inferir o custo por aluno levando-se em conta diversos fatores internos da faculdade como salario dos professores, manutenção de sala de aulas, etc. Em um projeto real certamente esses custos não seriam incluídos, porém, a metodologia permite apresentar uma estimativa do quanto a equipe teria gasto para melhorar a estrutura de código de um projeto suscitando a reflexão dos desenvolvedores para o efeito da má qualidade. <text:s/>Dividindo-se o total anual pelo nú<text:span text:style-name="T1">mero de dias úteis em 2015(252) e considerando que os alunos utilizaram a universidade por 8 horas diariamente durant2e esses 252 dias encontra-se o custo hora de R$ 5,55 que sera usado para os cálculos posterior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19:05.061909452</meta:creation-date>
    <dc:date>2016-06-11T13:37:36.973055389</dc:date>
    <meta:editing-duration>PT3M21S</meta:editing-duration>
    <meta:editing-cycles>1</meta:editing-cycles>
    <meta:document-statistic meta:table-count="0" meta:image-count="0" meta:object-count="0" meta:page-count="1" meta:paragraph-count="1" meta:word-count="176" meta:character-count="1147" meta:non-whitespace-character-count="969"/>
    <meta:generator>LibreOffice/4.2.8.2$Linux_X86_64 LibreOffice_project/420m0$Build-2</meta:generator>
  </office:meta>
</office:document-meta>
</file>